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ELOutpu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utput.setMessage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Output.setNam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utpu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Output.SimPELOutput( QName ms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